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X11 Image Viewer</text:h>
      <text:p text:style-name="Text_20_body"/>
      <text:p text:style-name="P1"><office:annotation><dc:date>2010-07-19T20:20:36</dc:date><text:p>.entry-meta</text:p></office:annotation><draw:frame draw:style-name="fr1" draw:name="graphics1" text:anchor-type="as-char" svg:width="8.467cm" svg:height="4.233cm" draw:z-index="0"><draw:image xlink:href="http://lordikc.free.fr/images/iv_small.png" xlink:type="simple" xlink:show="embed" xlink:actuate="onLoad"/></draw:frame></text:p>
      <text:p text:style-name="Text_20_body">I did this <text:a xlink:type="simple" xlink:href="http://lordikc.free.fr/sources/siv-0.5.tgz">simple X11 image viewer</text:a> because I was tired of the all too complexe image viewer with lots of useless UI and no proper ways of analysing the image. The main driver is: fast viewer with no UI but key shortcuts and mouse control.It is well suited for lightweight configuration and small screens.</text:p>
      <text:h text:style-name="Heading_20_2" text:outline-level="2"><text:bookmark text:name="more-701"/>Description</text:h>
      <text:p text:style-name="Text_20_body">xiv opens natively 8 bits and 16 bits binary PPM/TIF/JPG images and uses ImageMagick to convert other formats. You can pan, zoom, rotate, enhance contrast/luminosity/gamma with keys and mouse interaction. It provides a very efficient way of analysing a big image</text:p>
      <text:p text:style-name="Text_20_body">In addition, it can be controled from a FIFO pipe.</text:p>
      <text:p text:style-name="Preformatted_20_Text">Usage xiv file.ppm [options]-geometry widthxheight+ox+oy</text:p>
      <text:p text:style-name="Preformatted_20_Text">Options:</text:p>
      <text:p text:style-name="Preformatted_20_Text"><text:s text:c="3"/>-geometry widthxheight+ox+oy</text:p>
      <text:p text:style-name="Preformatted_20_Text"><text:s text:c="3"/>-fifo filename for incoming commands.</text:p>
      <text:p text:style-name="Preformatted_20_Text"><text:s text:c="7"/>Commands are:</text:p>
      <text:p text:style-name="Preformatted_20_Text"><text:s text:c="9"/>o l filename: load a new image</text:p>
      <text:p text:style-name="Preformatted_20_Text"><text:s text:c="9"/>o q: quit</text:p>
      <text:p text:style-name="Preformatted_20_Text">xiv is a very simple image viewer without UI and only controled by keys and mouse.</text:p>
      <text:p text:style-name="Preformatted_20_Text">As opposed to most of the image viewers, it does not rely on scrollbar for image panning.</text:p>
      <text:p text:style-name="Preformatted_20_Text">It is a powerful tool to analyse huge images.</text:p>
      <text:p text:style-name="Preformatted_20_Text">The Window is a view of the image in which you can zoom, pan, rotate...</text:p>
      <text:p text:style-name="Preformatted_20_Text">xiv reads natively 8 bits binary PPM/TIF/JPG images and uses ImageMagick to convert other formats.</text:p>
      <text:p text:style-name="Preformatted_20_Text">Commands are:</text:p>
      <text:p text:style-name="Preformatted_20_Text"><text:s text:c="3"/>- Key based:</text:p>
      <text:p text:style-name="Preformatted_20_Text"><text:s text:c="6"/>o q/Q Quit</text:p>
      <text:p text:style-name="Preformatted_20_Text"><text:s text:c="6"/>o ' ' Center view on pointer</text:p>
      <text:p text:style-name="Preformatted_20_Text"><text:s text:c="6"/>o z/+ Zoom</text:p>
      <text:p text:style-name="Preformatted_20_Text"><text:s text:c="6"/>o u/- Unzoom</text:p>
      <text:p text:style-name="Preformatted_20_Text"><text:s text:c="6"/>o c/C Contrast</text:p>
      <text:p text:style-name="Preformatted_20_Text"><text:s text:c="6"/>o l/L Luminosity</text:p>
      <text:p text:style-name="Preformatted_20_Text"><text:s text:c="6"/>o v <text:s text:c="2"/>Reset Luminosity/Contrast</text:p>
      <text:p text:style-name="Preformatted_20_Text"><text:s text:c="6"/>o i <text:s text:c="2"/>Invert colors</text:p>
      <text:p text:style-name="Preformatted_20_Text"><text:s text:c="6"/>o r/=/0 Reset view</text:p>
      <text:p text:style-name="Preformatted_20_Text"><text:s text:c="6"/>o 1-9 Set zoom level to 1/1..9</text:p>
      <text:p text:style-name="Preformatted_20_Text"><text:s text:c="6"/>o [Alt+]1-9 Set zoom level to 1..9</text:p>
      <text:p text:style-name="Preformatted_20_Text"><text:s text:c="6"/>o Left/Right/Up/Down pan</text:p>
      <text:p text:style-name="Preformatted_20_Text"><text:s text:c="6"/>o Shift+Left/Right/Up/Down fine pan</text:p>
      <text:p text:style-name="Preformatted_20_Text"><text:s text:c="6"/>o / or * rotate around center of window by 90° increments</text:p>
      <text:p text:style-name="Preformatted_20_Text"><text:soft-page-break/><text:s text:c="6"/>o Alt+Left/Right rotate around center of window</text:p>
      <text:p text:style-name="Preformatted_20_Text"><text:s text:c="6"/>o Shift+Alt+Left/Right fine rotate around center of window</text:p>
      <text:p text:style-name="Preformatted_20_Text"><text:s text:c="3"/>- Mouse based:</text:p>
      <text:p text:style-name="Preformatted_20_Text"><text:s text:c="6"/>o Left button+Drag Pan</text:p>
      <text:p text:style-name="Preformatted_20_Text"><text:s text:c="6"/>o Wheel Zoom/Unzoom keeping pointer position</text:p>
      <text:p text:style-name="Preformatted_20_Text"><text:s text:c="6"/>o Shift+Wheel Fine Zoom/Unzoom keeping pointer position</text:p>
      <text:p text:style-name="Preformatted_20_Text"><text:s text:c="6"/>o Alt+Wheel Rotate around pointer</text:p>
      <text:p text:style-name="P2"><text:s text:c="6"/>o Shift+Alt+Wheel Fine rotate around pointer</text:p>
      <text:h text:style-name="Heading_20_2" text:outline-level="2"><text:span text:style-name="Strong_20_Emphasis">Screenshots</text:span></text:h>
      <text:p text:style-name="Text_20_body">Rotate and zoom:</text:p>
      <text:p text:style-name="Text_20_body"><draw:frame draw:style-name="fr1" draw:name="graphics2" text:anchor-type="as-char" svg:width="17.78cm" svg:height="10.742cm" draw:z-index="1"><draw:image xlink:href="http://lordikc.free.fr/images/iv_rotate_zoom.png" xlink:type="simple" xlink:show="embed" xlink:actuate="onLoad"/></draw:frame></text:p>
      <text:p text:style-name="Text_20_body">Contrast/Luminosity/Gamma:</text:p>
      <text:p text:style-name="Text_20_body"><text:soft-page-break/><draw:frame draw:style-name="fr1" draw:name="graphics3" text:anchor-type="as-char" svg:width="17.78cm" svg:height="10.742cm" draw:z-index="2"><draw:image xlink:href="http://lordikc.free.fr/images/iv_contrast_luminosity.png" xlink:type="simple" xlink:show="embed" xlink:actuate="onLoad"/></draw:frame></text:p>
      <text:p text:style-name="Text_20_body">Reverse color:</text:p>
      <text:p text:style-name="Text_20_body"><draw:frame draw:style-name="fr1" draw:name="graphics4" text:anchor-type="as-char" svg:width="17.78cm" svg:height="10.742cm" draw:z-index="3"><draw:image xlink:href="http://lordikc.free.fr/images/iv_reverse_color.png" xlink:type="simple" xlink:show="embed" xlink:actuate="onLoad"/></draw:frame></text:p>
      <text:p text:style-name="Text_20_body">Histogram:</text:p>
      <text:p text:style-name="Text_20_body"><text:soft-page-break/><draw:frame draw:style-name="fr1" draw:name="graphics5" text:anchor-type="as-char" svg:width="17.78cm" svg:height="10.742cm" draw:z-index="4"><draw:image xlink:href="http://lordikc.free.fr/images/iv_histogram_gamma.png" xlink:type="simple" xlink:show="embed" xlink:actuate="onLoad"/></draw:frame></text:p>
      <text:p text:style-name="Text_20_body">Overview:</text:p>
      <text:p text:style-name="Text_20_body"><draw:frame draw:style-name="fr1" draw:name="graphics6" text:anchor-type="as-char" svg:width="17.78cm" svg:height="10.742cm" draw:z-index="5"><draw:image xlink:href="http://lordikc.free.fr/images/siv_overview.png" xlink:type="simple" xlink:show="embed" xlink:actuate="onLoad"/></draw:frame></text:p>
      <text:p text:style-name="Text_20_body">Points input with Fn:</text:p>
      <text:p text:style-name="Text_20_body"><text:soft-page-break/><draw:frame draw:style-name="fr1" draw:name="graphics7" text:anchor-type="as-char" svg:width="17.78cm" svg:height="10.742cm" draw:z-index="6"><draw:image xlink:href="http://lordikc.free.fr/images/siv_points.png" xlink:type="simple" xlink:show="embed" xlink:actuate="onLoad"/></draw:frame></text:p>
      <text:p text:style-name="Text_20_body">Grid:</text:p>
      <text:p text:style-name="Text_20_body"><draw:frame draw:style-name="fr1" draw:name="graphics8" text:anchor-type="as-char" svg:width="17.78cm" svg:height="10.742cm" draw:z-index="7"><draw:image xlink:href="http://lordikc.free.fr/images/siv_grid.png" xlink:type="simple" xlink:show="embed" xlink:actuate="onLoad"/></draw:frame></text:p>
      <text:h text:style-name="Heading_20_2" text:outline-level="2"/>
      <text:h text:style-name="Heading_20_2" text:outline-level="2"><text:soft-page-break/>Change Log</text:h>
      <text:h text:style-name="Heading_20_3" text:outline-level="3">0.2</text:h>
      <text:p text:style-name="Text_20_body">Correct bug in read_tiff<text:line-break/>Add commands<text:line-break/>Handle strip tiff</text:p>
      <text:h text:style-name="Heading_20_3" text:outline-level="3">0.3</text:h>
      <text:p text:style-name="Text_20_body">Add image cache<text:line-break/>Add preload of 2 next images<text:line-break/>Add display of an overview (key o).<text:line-break/>Histogram is now toggled on/off manually (key h).</text:p>
      <text:h text:style-name="Heading_20_3" text:outline-level="3">0.4</text:h>
      <text:p text:style-name="Text_20_body">Add clean ups before leaving.<text:line-break/>Check mallocs and new.<text:line-break/>Histogram is computed only if displayed.<text:line-break/>Handles close event from WM.<text:line-break/>Size of histogram &amp; overview is adapted to window size.<text:line-break/>Add (un)zoom on zone with Shift+Drag.<text:line-break/>Add N/P for next/previous x10/<text:line-break/>Add ability to setup points and writes them before leaving or<text:line-break/>changing image.</text:p>
      <text:h text:style-name="Heading_20_3" text:outline-level="3">0.5</text:h>
      <text:p text:style-name="Text_20_body">Add display of reference grid<text:line-break/>Deactivate bilinear interpolation during move.<text:line-break/>Add -browse parameter to expand list of files to files in the<text:line-break/>directory.<text:line-break/>Add OpenDesktop files.<text:line-break/>Improve spe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9T20:20:34</meta:creation-date>
    <dc:date>2010-07-22T22:04:58</dc:date>
    <meta:editing-duration>PT00H14M45S</meta:editing-duration>
    <meta:editing-cycles>3</meta:editing-cycles>
    <meta:generator>OpenOffice.org/3.1$Linux OpenOffice.org_project/310m19$Build-9420</meta:generator>
    <meta:document-statistic meta:table-count="0" meta:image-count="8" meta:object-count="0" meta:page-count="6" meta:paragraph-count="66" meta:word-count="461" meta:character-count="2899"/>
  </office:meta>
</office:document-meta>
</file>